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489cm" fo:min-width="0.23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5cm" fo:min-width="1cm"/>
    </style:style>
    <style:style style:name="gr3" style:family="graphic" style:parent-style-name="objectwithoutfill">
      <style:graphic-properties draw:stroke="dash" draw:stroke-dash="Fine_20_Dashed" svg:stroke-color="#ffcc00" draw:marker-end="Symmetric_20_Arrow" draw:marker-end-width="0.3cm" draw:fill="none" draw:textarea-vertical-align="middle"/>
    </style:style>
    <style:style style:name="gr4" style:family="graphic" style:parent-style-name="objectwithoutfill">
      <style:graphic-properties svg:stroke-color="#ffcc00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043cm" svg:height="1.043cm" svg:x="9.6cm" svg:y="5.357cm">
          <text:p text:style-name="P1"><text:span text:style-name="T1">234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12.6cm" svg:y="6.357cm">
          <text:p text:style-name="P1"><text:span text:style-name="T1">110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13.6cm" svg:y="9.357cm">
          <text:p text:style-name="P1"><text:span text:style-name="T1">7405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12.6cm" svg:y="12.357cm">
          <text:p text:style-name="P1"><text:span text:style-name="T1">9968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9.6cm" svg:y="13.357cm">
          <text:p text:style-name="P1"><text:span text:style-name="T1">134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6.6cm" svg:y="12.357cm">
          <text:p text:style-name="P1"><text:span text:style-name="T1">987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5.6cm" svg:y="9.357cm">
          <text:p text:style-name="P1"><text:span text:style-name="T1">021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43cm" svg:height="1.043cm" svg:x="6.6cm" svg:y="6.357cm">
          <text:p text:style-name="P1"><text:span text:style-name="T1">5813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0.7cm" svg:x="9.399cm" svg:y="4.3cm">
          <text:p text:style-name="P1"><text:span text:style-name="T2">eins.d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7cm" svg:x="13.599cm" svg:y="5.5cm">
          <text:p text:style-name="P1"><text:span text:style-name="T2">zwei.og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0.7cm" svg:x="13.599cm" svg:y="13.5cm">
          <text:p text:style-name="P1"><text:span text:style-name="T2">drei.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099cm" svg:y1="9.3cm" svg:x2="7.099cm" svg:y2="7.4cm">
          <text:p/>
        </draw:line>
        <draw:line draw:style-name="gr3" draw:text-style-name="P4" draw:layer="layout" svg:x1="6.499cm" svg:y1="9.5cm" svg:x2="9.699cm" svg:y2="6.2cm">
          <text:p/>
        </draw:line>
        <draw:line draw:style-name="gr4" draw:text-style-name="P4" draw:layer="layout" svg:x1="6.699cm" svg:y1="9.9cm" svg:x2="13.599cm" svg:y2="9.9cm">
          <text:p/>
        </draw:line>
        <draw:line draw:style-name="gr4" draw:text-style-name="P4" draw:layer="layout" svg:x1="14.099cm" svg:y1="10.4cm" svg:x2="13.099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4:51:27.251601611</meta:creation-date>
    <dc:date>2017-04-03T13:42:09.815260763</dc:date>
    <meta:editing-duration>PT19M20S</meta:editing-duration>
    <meta:editing-cycles>7</meta:editing-cycles>
    <meta:generator>LibreOffice/5.1.6.2$Linux_X86_64 LibreOffice_project/10m0$Build-2</meta:generator>
    <meta:document-statistic meta:object-count="15"/>
  </office:meta>
</office:document-meta>
</file>